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001cm"/>
    </style:style>
    <style:style style:name="Tabelle1.B" style:family="table-column">
      <style:table-column-properties style:column-width="12.0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Open Sans" fo:font-size="20pt" fo:font-weight="bold" officeooo:rsid="0004bcc9" officeooo:paragraph-rsid="0004bcc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Open Sans" fo:font-size="12pt" fo:font-weight="normal" officeooo:rsid="0004bcc9" officeooo:paragraph-rsid="0004bcc9" style:font-size-asian="10.5pt" style:font-weight-asian="normal" style:font-size-complex="12pt" style:font-weight-complex="normal"/>
    </style:style>
    <style:style style:name="P4" style:family="paragraph" style:parent-style-name="Text_20_body">
      <style:text-properties fo:language="de" fo:country="DE" officeooo:rsid="0007a5bc" officeooo:paragraph-rsid="0007a5bc" style:language-asian="zxx" style:country-asian="none" style:language-complex="zxx" style:country-complex="none"/>
    </style:style>
    <style:style style:name="P5" style:family="paragraph" style:parent-style-name="Text_20_body">
      <style:text-properties fo:language="de" fo:country="DE" officeooo:rsid="0007a5bc" officeooo:paragraph-rsid="000d486c" style:language-asian="zxx" style:country-asian="none" style:language-complex="zxx" style:country-complex="none"/>
    </style:style>
    <style:style style:name="P6" style:family="paragraph" style:parent-style-name="Text_20_body">
      <style:text-properties fo:language="de" fo:country="DE" officeooo:rsid="00081d63" officeooo:paragraph-rsid="00081d63" style:language-asian="zxx" style:country-asian="none" style:language-complex="zxx" style:country-complex="none"/>
    </style:style>
    <style:style style:name="P7" style:family="paragraph" style:parent-style-name="Table_20_Heading">
      <style:text-properties style:font-name="Open Sans" fo:language="de" fo:country="DE" officeooo:rsid="000ffab0" officeooo:paragraph-rsid="000ffab0" style:language-asian="zxx" style:country-asian="none" style:language-complex="zxx" style:country-complex="none"/>
    </style:style>
    <style:style style:name="P8" style:family="paragraph" style:parent-style-name="Table_20_Contents">
      <style:text-properties style:font-name="Open Sans" fo:language="de" fo:country="DE" style:language-asian="zxx" style:country-asian="none" style:language-complex="zxx" style:country-complex="none"/>
    </style:style>
    <style:style style:name="P9" style:family="paragraph" style:parent-style-name="Table_20_Contents">
      <style:text-properties style:font-name="Open Sans" fo:language="de" fo:country="DE" officeooo:rsid="000ffab0" officeooo:paragraph-rsid="000ffab0" style:language-asian="zxx" style:country-asian="none" style:language-complex="zxx" style:country-complex="none"/>
    </style:style>
    <style:style style:name="P10" style:family="paragraph" style:parent-style-name="Table_20_Contents">
      <style:text-properties style:font-name="Open Sans" fo:language="de" fo:country="DE" officeooo:rsid="0017fb74" officeooo:paragraph-rsid="0017fb74" style:language-asian="zxx" style:country-asian="none" style:language-complex="zxx" style:country-complex="none"/>
    </style:style>
    <style:style style:name="P11" style:family="paragraph" style:parent-style-name="Table_20_Contents">
      <style:text-properties style:font-name="Open Sans" fo:language="de" fo:country="DE" officeooo:rsid="0019d775" officeooo:paragraph-rsid="0019d775" style:language-asian="zxx" style:country-asian="none" style:language-complex="zxx" style:country-complex="none"/>
    </style:style>
    <style:style style:name="P12" style:family="paragraph" style:parent-style-name="Table_20_Contents">
      <style:text-properties style:font-name="Open Sans" fo:language="de" fo:country="DE" officeooo:rsid="001af67f" officeooo:paragraph-rsid="001af67f" style:language-asian="zxx" style:country-asian="none" style:language-complex="zxx" style:country-complex="non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1">
      <style:text-properties fo:language="de" fo:country="DE" style:language-asian="zxx" style:country-asian="none" style:language-complex="zxx" style:country-complex="none"/>
    </style:style>
    <style:style style:name="P15" style:family="paragraph" style:parent-style-name="Table_20_Contents" style:list-style-name="L1">
      <style:text-properties style:font-name="Open Sans" fo:language="de" fo:country="DE" officeooo:rsid="000ffab0" officeooo:paragraph-rsid="000ffab0" style:language-asian="zxx" style:country-asian="none" style:language-complex="zxx" style:country-complex="none"/>
    </style:style>
    <style:style style:name="P16" style:family="paragraph" style:parent-style-name="Table_20_Contents" style:list-style-name="L2">
      <style:text-properties style:font-name="Open Sans" fo:language="de" fo:country="DE" officeooo:rsid="00134247" officeooo:paragraph-rsid="0017fb74" style:language-asian="zxx" style:country-asian="none" style:language-complex="zxx" style:country-complex="none"/>
    </style:style>
    <style:style style:name="P17" style:family="paragraph" style:parent-style-name="Table_20_Contents" style:list-style-name="L3">
      <style:text-properties style:font-name="Open Sans" fo:language="de" fo:country="DE" officeooo:rsid="0017fb74" officeooo:paragraph-rsid="0017fb74" style:language-asian="zxx" style:country-asian="none" style:language-complex="zxx" style:country-complex="none"/>
    </style:style>
    <style:style style:name="P18" style:family="paragraph" style:parent-style-name="Table_20_Contents" style:list-style-name="L4">
      <style:text-properties style:font-name="Open Sans" fo:language="de" fo:country="DE" officeooo:rsid="0019d775" officeooo:paragraph-rsid="0019d775" style:language-asian="zxx" style:country-asian="none" style:language-complex="zxx" style:country-complex="none"/>
    </style:style>
    <style:style style:name="P19" style:family="paragraph" style:parent-style-name="Table_20_Contents" style:list-style-name="L5">
      <style:text-properties style:font-name="Open Sans" fo:language="de" fo:country="DE" officeooo:rsid="001af67f" officeooo:paragraph-rsid="001af67f" style:language-asian="zxx" style:country-asian="none" style:language-complex="zxx" style:country-complex="none"/>
    </style:style>
    <style:style style:name="P20" style:family="paragraph" style:parent-style-name="Table_20_Contents" style:list-style-name="L2">
      <style:text-properties officeooo:paragraph-rsid="00134247"/>
    </style:style>
    <style:style style:name="P21" style:family="paragraph" style:parent-style-name="Table_20_Contents" style:list-style-name="L2">
      <style:text-properties officeooo:paragraph-rsid="0017fb74"/>
    </style:style>
    <style:style style:name="P22" style:family="paragraph" style:parent-style-name="Table_20_Contents" style:list-style-name="L3">
      <style:text-properties officeooo:rsid="0017fb74" officeooo:paragraph-rsid="0017fb74"/>
    </style:style>
    <style:style style:name="T1" style:family="text">
      <style:text-properties style:font-name="Open Sans"/>
    </style:style>
    <style:style style:name="T2" style:family="text">
      <style:text-properties style:font-name="Open Sans" fo:language="de" fo:country="DE" style:language-asian="zxx" style:country-asian="none" style:language-complex="zxx" style:country-complex="none"/>
    </style:style>
    <style:style style:name="T3" style:family="text">
      <style:text-properties style:font-name="Open Sans" fo:language="de" fo:country="DE" officeooo:rsid="00134247" style:language-asian="zxx" style:country-asian="none" style:language-complex="zxx" style:country-complex="none"/>
    </style:style>
    <style:style style:name="T4" style:family="text">
      <style:text-properties style:font-name="Open Sans" fo:language="de" fo:country="DE" officeooo:rsid="0017fb74" style:language-asian="zxx" style:country-asian="none" style:language-complex="zxx" style:country-complex="none"/>
    </style:style>
    <style:style style:name="T5" style:family="text">
      <style:text-properties style:font-name="Open Sans" fo:language="de" fo:country="DE" officeooo:rsid="0013d341" style:language-asian="zxx" style:country-asian="none" style:language-complex="zxx" style:country-complex="none"/>
    </style:style>
    <style:style style:name="T6" style:family="text">
      <style:text-properties style:font-name="Open Sans" fo:language="de" fo:country="DE" fo:font-weight="normal" style:language-asian="zxx" style:country-asian="none" style:font-weight-asian="normal" style:language-complex="zxx" style:country-complex="none" style:font-weight-complex="normal"/>
    </style:style>
    <style:style style:name="T7" style:family="text">
      <style:text-properties style:font-name="Open Sans" fo:language="de" fo:country="DE" fo:font-weight="bold" officeooo:rsid="000e7e88" style:language-asian="zxx" style:country-asian="none" style:font-weight-asian="bold" style:language-complex="zxx" style:country-complex="none" style:font-weight-complex="bold"/>
    </style:style>
    <style:style style:name="T8" style:family="text">
      <style:text-properties style:font-name="Open Sans" fo:font-weight="bold" style:font-weight-asian="bold" style:font-weight-complex="bold"/>
    </style:style>
    <style:style style:name="T9" style:family="text">
      <style:text-properties officeooo:rsid="0008e797"/>
    </style:style>
    <style:style style:name="T10" style:family="text">
      <style:text-properties officeooo:rsid="000d486c"/>
    </style:style>
    <style:style style:name="T11" style:family="text">
      <style:text-properties fo:font-weight="bold" style:font-weight-asian="bold" style:font-weight-complex="bold"/>
    </style:style>
    <style:style style:name="T12" style:family="text">
      <style:text-properties fo:font-weight="bold" officeooo:rsid="0011850d" style:font-weight-asian="bold" style:font-weight-complex="bold"/>
    </style:style>
    <style:style style:name="T13" style:family="text">
      <style:text-properties fo:font-weight="bold" officeooo:rsid="0014e3d3" style:font-weight-asian="bold" style:font-weight-complex="bold"/>
    </style:style>
    <style:style style:name="T14" style:family="text">
      <style:text-properties officeooo:rsid="001ca9cf"/>
    </style:style>
    <style:style style:name="T15" style:family="text">
      <style:text-properties officeooo:rsid="001d68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IGF-FreeMind Handbuch</text:p>
      <text:p text:style-name="P3">Version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rstellt am 27.11.2016</text:p>
      <text:p text:style-name="P3">durch Daniel Körst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3"><text:a xlink:type="simple" xlink:href="#__RefHeading___Toc110_1499780464" text:style-name="Index_20_Link" text:visited-style-name="Index_20_Link">1 Lizenz<text:tab/>3</text:a></text:p>
          <text:p text:style-name="P13"><text:a xlink:type="simple" xlink:href="#__RefHeading___Toc205_1290167347" text:style-name="Index_20_Link" text:visited-style-name="Index_20_Link">2 Kleines ABC des Servers<text:tab/>4</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4" text:outline-level="1"><text:bookmark-start text:name="__RefHeading___Toc110_1499780464"/><text:soft-page-break/>1<text:tab/>Lizenz<text:bookmark-end text:name="__RefHeading___Toc110_1499780464"/></text:h>
      <text:p text:style-name="P4">(C) 2016 <text:span text:style-name="T15">by Daniel Körsten aka TechnikAmateur</text:span>.</text:p>
      <text:p text:style-name="P4">Das Programm und all seine Bestandteile <text:span text:style-name="T9">(i.F. „Werk“)</text:span> sind durch die Creative Commons 4.0 by-nc-<text:span text:style-name="T10">sa</text:span> Lizenz geschützt. Diese enthält folgende <text:span text:style-name="T9">Elemente:</text:span></text:p>
      <text:p text:style-name="P5">Das Werk <text:span text:style-name="T10">DARF</text:span> beliebig oft und in jeder Form (Medium) kopiert und weitergegeben werden. Bearbeitungen des Werkes und seinen Bestandteilen, sowie deren Veröffentlichung sind zulässig. Bedingung ist die Namensnennung des 'Creators', <text:span text:style-name="T10">sowie eine Weitergabe „unter den gleichen Bedingungen“. Dies bedeutet eine Weitergabe des Werkes NUR unter derselben Lizenz. Vorgenommene Änderungen müssen markiert werden.</text:span></text:p>
      <text:p text:style-name="P5">Der Lizenzgeber kann ihnen diese Recht<text:span text:style-name="T10">e</text:span> nicht entziehen, solange sie sich an die Lizenzbestimmungen halten.</text:p>
      <text:p text:style-name="P6">Das <text:span text:style-name="T9">Werk</text:span> darf <text:span text:style-name="T10">NUR</text:span> für <text:span text:style-name="T10">NICHT-</text:span>kommerzielle Zwecke eingesetzt werden. Das schließt ein, dass durch/mit dem Programm keine Gewinne erzielt werden dürfen.</text:p>
      <text:p text:style-name="P6"><text:span text:style-name="Teletype"><text:span text:style-name="T1">Die Veröffentlichung dieses Programms erfolgt in der Hoffnung, dass es Ihnen von Nutzen sein wird, aber OHNE IRGENDEINE GARANTIE, sogar ohne die implizite Garantie der MARKTREIFE oder der VERWENDBARKEIT FÜR EINEN BESTIMMTEN ZWECK.</text:span></text:span></text:p>
      <text:p text:style-name="P6"><text:span text:style-name="Teletype"><text:span text:style-name="T2"/></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h text:style-name="Heading_20_1" text:outline-level="1"><text:bookmark-start text:name="__RefHeading___Toc205_1290167347"/><text:soft-page-break/><text:span text:style-name="Teletype"><text:span text:style-name="T8">2<text:tab/></text:span></text:span><text:span text:style-name="Teletype"><text:span text:style-name="T7">Kleines ABC des Servers</text:span></text:span><text:bookmark-end text:name="__RefHeading___Toc205_1290167347"/></text:h>
      <text:p text:style-name="Text_20_body"><text:span text:style-name="Teletype"><text:span text:style-name="T7"/></text:span></text:p>
      <table:table table:name="Tabelle1" table:style-name="Tabelle1">
        <table:table-column table:style-name="Tabelle1.A"/>
        <table:table-column table:style-name="Tabelle1.B"/>
        <table:table-header-rows>
          <table:table-row>
            <table:table-cell table:style-name="Tabelle1.A1" office:value-type="string">
              <text:p text:style-name="P7">Problem</text:p>
            </table:table-cell>
            <table:table-cell table:style-name="Tabelle1.B1" office:value-type="string">
              <text:p text:style-name="P7">Lösungsansatz</text:p>
            </table:table-cell>
          </table:table-row>
        </table:table-header-rows>
        <table:table-row>
          <table:table-cell table:style-name="Tabelle1.A2" office:value-type="string">
            <text:p text:style-name="P9"><text:span text:style-name="T12">S</text:span>tartet nicht</text:p>
          </table:table-cell>
          <table:table-cell table:style-name="Tabelle1.B2" office:value-type="string">
            <text:list xml:id="list5053506508439007491" text:style-name="L1">
              <text:list-item>
                <text:p text:style-name="P15">Server vom Netz trennen; Einschaltknopf ca. 10 Sekunden drücken; Netzkabel wieder anschließen</text:p>
              </text:list-item>
              <text:list-item>
                <text:p text:style-name="P15">Falls keine Lösung erfolgt, liegt entweder ein Defekt des Netzteils (Kondensatoren) oder des Mainboards vor</text:p>
              </text:list-item>
            </text:list>
          </table:table-cell>
        </table:table-row>
        <table:table-row>
          <table:table-cell table:style-name="Tabelle1.A2" office:value-type="string">
            <text:p text:style-name="P9"><text:span text:style-name="T13">F</text:span>ährt nicht hoch</text:p>
          </table:table-cell>
          <table:table-cell table:style-name="Tabelle1.B2" office:value-type="string">
            <text:list xml:id="list2946766258648256532" text:style-name="L2">
              <text:list-item>
                <text:p text:style-name="P20"><text:span text:style-name="T3">CMOS-Batterie (Typ CR3032) evtl. </text:span><text:span text:style-name="T4">l</text:span><text:span text:style-name="T3">eer</text:span></text:p>
              </text:list-item>
              <text:list-item>
                <text:p text:style-name="P21"><text:span text:style-name="T3">Sonst besteht ein Problem mit dem Betriebssystem (siehe </text:span><text:span text:style-name="T5">„</text:span><text:span text:style-name="T3">Neuinstallation")</text:span></text:p>
              </text:list-item>
              <text:list-item>
                <text:p text:style-name="P16">Startlaufwerk (SSD) ist defekt</text:p>
              </text:list-item>
            </text:list>
          </table:table-cell>
        </table:table-row>
        <table:table-row>
          <table:table-cell table:style-name="Tabelle1.A2" office:value-type="string">
            <text:p text:style-name="P10"><text:span text:style-name="T11">S</text:span>türzt ab</text:p>
          </table:table-cell>
          <table:table-cell table:style-name="Tabelle1.B2" office:value-type="string">
            <text:list xml:id="list8287860992809985694" text:style-name="L3">
              <text:list-item>
                <text:p text:style-name="P17">Eventuelle Überlastung – Zugang mit nur einem eingeschaltetem Computer testen</text:p>
              </text:list-item>
              <text:list-item>
                <text:p text:style-name="P17">Spannung des Netzteils nicht konstant (Kondensator defekt)</text:p>
              </text:list-item>
              <text:list-item>
                <text:p text:style-name="P22"><text:span text:style-name="T4">L</text:span><text:span text:style-name="T2">üfter ausgefallen; daraus folgt eventuelle Überhitzung → Prüfen, ob alle angeschlossenen Lüfter funktionieren</text:span></text:p>
              </text:list-item>
            </text:list>
          </table:table-cell>
        </table:table-row>
        <table:table-row>
          <table:table-cell table:style-name="Tabelle1.A2" office:value-type="string">
            <text:p text:style-name="P11"><text:span text:style-name="T11">L</text:span>aut – Server wird laut</text:p>
          </table:table-cell>
          <table:table-cell table:style-name="Tabelle1.B2" office:value-type="string">
            <text:list xml:id="list1404652332566096277" text:style-name="L4">
              <text:list-item>
                <text:p text:style-name="P18">Filter säubern</text:p>
              </text:list-item>
              <text:list-item>
                <text:p text:style-name="P18">Prüfen, ob alle angeschlossenen Lüfter funktionieren</text:p>
              </text:list-item>
              <text:list-item>
                <text:p text:style-name="P18">Prüfen, ob der Server von allen Seiten Luft ansaugen kann</text:p>
              </text:list-item>
              <text:list-item>
                <text:p text:style-name="P18">Prüfen, ob die Umgebungstemperatur über <text:span text:style-name="T14">30 °C</text:span> liegt → Falls ja, Standort ändern</text:p>
              </text:list-item>
            </text:list>
          </table:table-cell>
        </table:table-row>
        <table:table-row>
          <table:table-cell table:style-name="Tabelle1.A2" office:value-type="string">
            <text:p text:style-name="P12"><text:span text:style-name="T11">V</text:span>erbindung – keine Verbindung zum Server via Netzwerkfreigabe</text:p>
          </table:table-cell>
          <table:table-cell table:style-name="Tabelle1.B2" office:value-type="string">
            <text:list xml:id="list3544251803782941667" text:style-name="L5">
              <text:list-item>
                <text:p text:style-name="P19">Möglicherweise ist eine Netzwerkfestplatte ausgefallen (siehe „Festplatte ausgefallen)</text:p>
              </text:list-item>
              <text:list-item>
                <text:p text:style-name="P19">Softwareproblem mit Samba</text:p>
              </text:list-item>
              <text:list-item>
                <text:p text:style-name="P19">Dateisystem ist beschädigt (<text:span text:style-name="T14">z. B.</text:span> durch einen Stromausfall)</text:p>
              </text:list-item>
            </text:list>
          </table:table-cell>
        </table:table-row>
        <table:table-row>
          <table:table-cell table:style-name="Tabelle1.A2" office:value-type="string">
            <text:p text:style-name="P8"/>
          </table:table-cell>
          <table:table-cell table:style-name="Tabelle1.B2" office:value-type="string">
            <text:p text:style-name="P8"/>
          </table:table-cell>
        </table:table-row>
        <table:table-row>
          <table:table-cell table:style-name="Tabelle1.A2" office:value-type="string">
            <text:p text:style-name="P8"/>
          </table:table-cell>
          <table:table-cell table:style-name="Tabelle1.B2" office:value-type="string">
            <text:p text:style-name="P8"/>
          </table:table-cell>
        </table:table-row>
        <table:table-row>
          <table:table-cell table:style-name="Tabelle1.A2" office:value-type="string">
            <text:p text:style-name="P8"/>
          </table:table-cell>
          <table:table-cell table:style-name="Tabelle1.B2" office:value-type="string">
            <text:p text:style-name="P8"/>
          </table:table-cell>
        </table:table-row>
        <table:table-row>
          <table:table-cell table:style-name="Tabelle1.A2" office:value-type="string">
            <text:p text:style-name="P8"/>
          </table:table-cell>
          <table:table-cell table:style-name="Tabelle1.B2" office:value-type="string">
            <text:p text:style-name="P8"/>
          </table:table-cell>
        </table:table-row>
      </table:table>
      <text:p text:style-name="Text_20_body"><text:span text:style-name="Teletype"><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Open Sans" fo:font-family="'Ope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Open Sans1" fo:font-family="'Open Sans'" style:font-style-name="Fett"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Open Sans" fo:font-family="'Open Sans'" style:font-family-generic="swiss" style:font-pitch="variable" fo:font-size="14pt" fo:font-weight="bold" officeooo:rsid="0005bea1"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Open Sans2" fo:font-family="'Open Sans'" style:font-style-name="Standard" style:font-family-generic="swiss" style:font-pitch="variable"/>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Open Sans2" fo:font-family="'Open Sans'" style:font-style-name="Standard"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6M16S</meta:editing-duration>
    <meta:editing-cycles>24</meta:editing-cycles>
    <meta:generator>LibreOffice/5.2.0.4$Windows_X86_64 LibreOffice_project/066b007f5ebcc236395c7d282ba488bca6720265</meta:generator>
    <dc:date>2016-12-06T14:54:48.271000000</dc:date>
    <meta:printed-by>Daniel Körsten</meta:printed-by>
    <meta:print-date>2016-11-27T13:26:03.248000000</meta:print-date>
    <dc:creator>Daniel Körsten</dc:creator>
    <meta:document-statistic meta:table-count="1" meta:image-count="0" meta:object-count="0" meta:page-count="4" meta:paragraph-count="38" meta:word-count="337" meta:character-count="2360" meta:non-whitespace-character-count="2073"/>
    <meta:user-defined meta:name="Info 1"/>
    <meta:user-defined meta:name="Info 2"/>
    <meta:user-defined meta:name="Info 3"/>
    <meta:user-defined meta:name="Info 4"/>
  </office:meta>
</office:document-meta>
</file>